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66cc99" draw:fill="none" draw:fill-color="#ffffff" draw:auto-grow-height="true" draw:auto-grow-width="false" fo:max-height="0cm" fo:min-height="4.1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.8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2.04cm" fo:min-width="3.8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66cc99" draw:fill="none" draw:fill-color="#ffffff" draw:auto-grow-height="true" draw:auto-grow-width="false" fo:max-height="0cm" fo:min-height="2.65cm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cm"/>
    </style:style>
    <style:style style:name="gr16" style:family="graphic">
      <style:graphic-properties style:protect="size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style:text-autospace="none"/>
      <style:text-properties fo:font-size="14pt" style:font-size-asian="14pt" style:font-size-complex="14pt"/>
    </style:style>
    <style:style style:name="P2" style:family="paragraph">
      <style:paragraph-properties style:text-autospace="none"/>
      <style:text-properties fo:color="#000000" style:font-name="Consolas1" fo:font-size="14pt" style:font-name-asian="Consolas1" style:font-size-asian="14pt" style:font-name-complex="Consolas1" style:font-size-complex="14pt"/>
    </style:style>
    <style:style style:name="P3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20pt"/>
    </style:style>
    <style:style style:name="T1" style:family="text">
      <style:text-properties fo:color="#0000ff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2" style:family="text">
      <style:text-properties fo:color="#000000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" style:family="text">
      <style:text-properties fo:color="#2b91af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4" style:family="text">
      <style:text-properties fo:color="#a31515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3" draw:layer="layout" svg:width="9.4cm" svg:height="6.631cm" svg:x="0.4cm" svg:y="0.6cm">
          <draw:text-box>
            <text:p text:style-name="P1"><text:span text:style-name="T1">class</text:span><text:span text:style-name="T2"> </text:span><text:span text:style-name="T3">Program</text:span></text:p>
            <text:p text:style-name="P2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2"><text:span text:style-name="T2"><text:s text:c="4"/></text:span><text:span text:style-name="T2">{</text:span></text:p>
            <text:p text:style-name="P1"><text:span text:style-name="T2"><text:s text:c="8"/></text:span><text:span text:style-name="T1">var</text:span><text:span text:style-name="T2"> s=</text:span><text:span text:style-name="T1">new</text:span><text:span text:style-name="T2"> </text:span><text:span text:style-name="T3">Student</text:span><text:span text:style-name="T2">[2];</text:span></text:p>
            <text:p text:style-name="P1"><text:span text:style-name="T2"><text:s text:c="8"/></text:span><text:span text:style-name="T2">s[0]=</text:span><text:span text:style-name="T1">new</text:span><text:span text:style-name="T2"> </text:span><text:span text:style-name="T3">Student</text:span><text:span text:style-name="T2">();</text:span></text:p>
            <text:p text:style-name="P1"><text:span text:style-name="T2"><text:s text:c="8"/></text:span><text:span text:style-name="T2">s[0].FirstName=</text:span><text:span text:style-name="T4">"John"</text:span><text:span text:style-name="T2">;</text:span></text:p>
            <text:p text:style-name="P2"><text:span text:style-name="T2"><text:s text:c="8"/></text:span><text:span text:style-name="T2">s[0].Age=18;</text:span></text:p>
            <text:p text:style-name="P2"><text:span text:style-name="T2"><text:s text:c="4"/></text:span><text:span text:style-name="T2">}</text:span></text:p>
            <text:p text:style-name="P2"><text:span text:style-name="T2">}</text:span></text:p>
          </draw:text-box>
        </draw:frame>
        <draw:g>
          <draw:custom-shape draw:style-name="gr2" draw:text-style-name="P4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4" draw:text-style-name="P4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6cm" svg:height="3.095cm" svg:x="11.6cm" svg:y="1cm">
            <draw:text-box>
              <text:p><text:span text:style-name="T5">Main</text:span></text:p>
              <text:p><text:span text:style-name="T6"/></text:p>
              <text:p><text:span text:style-name="T6">s: </text:span><text:span text:style-name="T7"><text:s/></text:span></text:p>
            </draw:text-box>
          </draw:frame>
        </draw:g>
        <draw:custom-shape draw:style-name="gr6" draw:text-style-name="P4" xml:id="id9" draw:id="id9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12" draw:id="id12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15" draw:id="id15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8" draw:text-style-name="P4" draw:layer="layout" svg:width="3.6cm" svg:height="3.931cm" svg:x="13.4cm" svg:y="7.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6cm" svg:height="4.4cm" svg:x="13.4cm" svg:y="7.8cm">
            <draw:text-box>
              <text:p><text:span text:style-name="T5">Student[]</text:span></text:p>
              <text:p><text:span text:style-name="T6"/></text:p>
              <text:p><text:span text:style-name="T6">0:</text:span></text:p>
              <text:p><text:span text:style-name="T6">1:</text:span></text:p>
            </draw:text-box>
          </draw:frame>
        </draw:g>
        <draw:custom-shape draw:style-name="gr10" draw:text-style-name="P4" xml:id="id1" draw:id="id1" draw:layer="layout" svg:width="0.4cm" svg:height="0.533cm" svg:x="12.608cm" svg:y="2.7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4" xml:id="id10" draw:id="id10" draw:layer="layout" svg:x1="13.008cm" svg:y1="2.985cm" svg:x2="15.2cm" svg:y2="7.8cm" draw:start-shape="id1" draw:start-glue-point="1" draw:end-shape="id2" draw:end-glue-point="0" svg:d="M13008 2985h2192v4815" svg:viewBox="0 0 2193 4816">
          <text:p/>
        </draw:connector>
        <draw:custom-shape draw:style-name="gr6" draw:text-style-name="P4" xml:id="id17" draw:id="id17" draw:layer="layout" svg:width="0.4cm" svg:height="0.4cm" draw:transform="rotate (-1.5707963267949) translate (1.599cm 4.9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" draw:id="id4">
          <draw:custom-shape draw:style-name="gr12" draw:text-style-name="P4" draw:layer="layout" svg:width="4.4cm" svg:height="3.931cm" svg:x="19.2cm" svg:y="7.931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4.4cm" svg:height="4.4cm" svg:x="19.2cm" svg:y="7.931cm">
            <draw:text-box>
              <text:p><text:span text:style-name="T5">Student</text:span></text:p>
              <text:p><text:span text:style-name="T6"/></text:p>
              <text:p><text:span text:style-name="T6">FirstName:</text:span></text:p>
              <text:p><text:span text:style-name="T6">LastName:</text:span></text:p>
              <text:p><text:span text:style-name="T6">Age: 0</text:span></text:p>
            </draw:text-box>
          </draw:frame>
        </draw:g>
        <draw:g xml:id="id6" draw:id="id6">
          <draw:custom-shape draw:style-name="gr13" draw:text-style-name="P4" draw:layer="layout" svg:width="4.4cm" svg:height="2.39cm" svg:x="22.4cm" svg:y="12.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5" draw:layer="layout" svg:width="4.4cm" svg:height="2.9cm" svg:x="22.4cm" svg:y="12.2cm">
            <draw:text-box>
              <text:p><text:span text:style-name="T5">string</text:span></text:p>
              <text:p><text:span text:style-name="T6"/></text:p>
              <text:p><text:span text:style-name="T6">John</text:span></text:p>
            </draw:text-box>
          </draw:frame>
        </draw:g>
        <draw:custom-shape draw:style-name="gr10" draw:text-style-name="P4" xml:id="id3" draw:id="id3" draw:layer="layout" svg:width="0.4cm" svg:height="0.533cm" svg:x="14.8cm" svg:y="9.4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11" draw:id="id11" draw:layer="layout" svg:width="0.4cm" svg:height="0.533cm" svg:x="14.8cm" svg:y="10.2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5" draw:id="id5" draw:layer="layout" svg:width="0.4cm" svg:height="0.533cm" svg:x="22.713cm" svg:y="9.61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13" draw:id="id13" draw:layer="layout" svg:width="0.4cm" svg:height="0.533cm" svg:x="22.714cm" svg:y="10.31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4" xml:id="id14" draw:id="id14" draw:layer="layout" draw:line-skew="0.624cm" svg:x1="15.2cm" svg:y1="9.733cm" svg:x2="19.2cm" svg:y2="10.131cm" draw:start-shape="id3" draw:start-glue-point="1" draw:end-shape="id4" draw:end-glue-point="3" svg:d="M15200 9733h2600v398h1400" svg:viewBox="0 0 4001 399">
          <text:p/>
        </draw:connector>
        <draw:connector draw:style-name="gr11" draw:text-style-name="P4" xml:id="id16" draw:id="id16" draw:layer="layout" svg:x1="23.113cm" svg:y1="9.883cm" svg:x2="24.6cm" svg:y2="12.2cm" draw:start-shape="id5" draw:start-glue-point="1" draw:end-shape="id6" draw:end-glue-point="0" svg:d="M23113 9883h1487v2317" svg:viewBox="0 0 1488 2318">
          <text:p/>
        </draw:connector>
        <draw:frame draw:style-name="gr15" xml:id="id18" draw:id="id18" draw:layer="layout" svg:width="1.4cm" svg:height="0.962cm" svg:x="20.7cm" svg:y="10.8cm">
          <draw:text-box>
            <text:p>18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09-14T14:44:12.078000000</dc:date>
    <meta:editing-duration>PT8H25M30S</meta:editing-duration>
    <meta:editing-cycles>58</meta:editing-cycles>
    <meta:generator>LibreOffice/4.3.0.4$Windows_x86 LibreOffice_project/62ad5818884a2fc2e5780dd45466868d41009ec0</meta:generator>
    <meta:document-statistic meta:object-count="59"/>
  </office:meta>
</office:document-meta>
</file>